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83cm" style:rel-column-width="12656*"/>
    </style:style>
    <style:style style:name="Table2.B" style:family="table-column">
      <style:table-column-properties style:column-width="13.716cm" style:rel-column-width="52879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Verdana" fo:font-size="10pt" style:font-size-asian="10pt" style:font-size-complex="10pt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Vaccination Certificate</text:p>
      <text:p text:style-name="P3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6"><text:user-field-get text:name="ownerName">[party:getPartyFullName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ownerAddress">[party:getBillingAddress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6">Patient</text:p>
          </table:table-cell>
          <table:table-cell table:style-name="Table1.A1" office:value-type="string">
            <text:p text:style-name="P6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vaccinated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Vaccine</text:p>
          </table:table-cell>
          <table:table-cell table:style-name="Table2.A1" office:value-type="string">
            <text:p text:style-name="P6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6">Date Vaccinated</text:p>
          </table:table-cell>
          <table:table-cell table:style-name="Table2.A1" office:value-type="string">
            <text:p text:style-name="P6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6">Clinician</text:p>
          </table:table-cell>
          <table:table-cell table:style-name="Table2.A1" office:value-type="string">
            <text:p text:style-name="P6"/>
            <text:p text:style-name="P6">____________________________________________</text:p>
          </table:table-cell>
        </table:table-row>
        <table:table-row>
          <table:table-cell table:style-name="Table2.A1" office:value-type="string">
            <text:p text:style-name="P6"/>
            <text:p text:style-name="P6">Signature</text:p>
            <text:p text:style-name="P6"/>
          </table:table-cell>
          <table:table-cell table:style-name="Table2.A1" office:value-type="string">
            <text:p text:style-name="P6"/>
            <text:p text:style-name="P6"/>
            <text:p text:style-name="P6">____________________________________________</text:p>
          </table:table-cell>
        </table:table-row>
      </table:table>
      <text:p text:style-name="P7"/>
      <text:p text:style-name="Standard"/>
      <text:p text:style-name="P8">Important Points to Remember:</text:p>
      <text:p text:style-name="P8"/>
      <text:p text:style-name="P9"><text:span text:style-name="T1">Protection after vaccination may take up to 2 weeks. Isolate </text:span><text:span text:style-name="T1"><text:user-field-get text:name="patientName">patient.entity.name</text:user-field-get></text:span><text:span text:style-name="T1"> during this period. <text:s/>A booster vaccine will be necessary to maintain immunity. Vaccines are usually harmless, however, if </text:span><text:span text:style-name="T1"><text:user-field-get text:name="patientName">patient.entity.name</text:user-field-get></text:span><text:span text:style-name="T1"> shows signs of illness after vaccination, please contact us immed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8T12:11:35</dc:date>
    <dc:language>en-US</dc:language>
    <meta:editing-cycles>22</meta:editing-cycles>
    <meta:editing-duration>PT8H34M1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65" meta:character-count="540"/>
  </office:meta>
</office:document-meta>
</file>